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officeooo:rsid="001152e1" officeooo:paragraph-rsid="001152e1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style:text-underline-style="none"/>
    </style:style>
    <style:style style:name="T18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2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23" style:family="text">
      <style:text-properties fo:letter-spacing="-0.007cm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8"><text:placeholder text:placeholder-type="text">&lt;if test="o.state =='proforma2'"&gt;</text:placeholder></text:span><text:span text:style-name="T18"> </text:span><text:span text:style-name="T19">PROFORMA</text:span><text:span text:style-name="T18"><text:placeholder text:placeholder-type="text">&lt;/if&gt;</text:placeholder></text:span><text:span text:style-name="T18"><text:placeholder text:placeholder-type="text">&lt;if test="o.state =='draft'"&gt;</text:placeholder></text:span><text:span text:style-name="T18"> </text:span><text:span text:style-name="T20">in BOZZA</text:span><text:span text:style-name="T18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4"><text:placeholder text:placeholder-type="text">&lt;for each="line in ddt['lines']"&gt;</text:placeholder> </text:p>
                  <text:p text:style-name="P55"><text:placeholder text:placeholder-type="text">&lt;line.origin or ''&gt;</text:placeholder><text:span text:style-name="T16">.</text:span></text:p>
                  <text:p text:style-name="P54"><text:placeholder text:placeholder-type="text">&lt;/for&gt;</text:placeholder></text:p>
                  <text:p text:style-name="P54"><text:placeholder text:placeholder-type="text">&lt;/for&gt;</text:placeholder></text:p>
                  <text:p text:style-name="P35"><text:span text:style-name="T16"><text:placeholder text:placeholder-type="text">&lt;/if&gt;</text:placeholder></text:span><text:span text:style-name="T16"> </text:span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51"><text:placeholder text:placeholder-type="text">&lt;o.partner_id.name or ''&gt;</text:placeholder></text:p>
            <text:p text:style-name="P51"><text:placeholder text:placeholder-type="text">&lt;o.partner_id.street or ''&gt;</text:placeholder></text:p>
            <text:p text:style-name="P59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 </text:span><text:span text:style-name="T8"><text:placeholder text:placeholder-type="text">&lt;o.partner_id.state_id.code or ''&gt;</text:placeholder></text:span><text:span text:style-name="T9">)</text:span></text:p>
            <text:p text:style-name="P59"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9">Codice art.</text:p>
          </table:table-cell>
          <table:table-cell table:style-name="Table2.A1" office:value-type="string">
            <text:p text:style-name="P39">Descrizione</text:p>
          </table:table-cell>
          <table:table-cell table:style-name="Table2.A1" office:value-type="string">
            <text:p text:style-name="P39">U.M.</text:p>
          </table:table-cell>
          <table:table-cell table:style-name="Table2.A1" office:value-type="string">
            <text:p text:style-name="P40">Quantità</text:p>
          </table:table-cell>
          <table:table-cell table:style-name="Table2.A1" office:value-type="string">
            <text:p text:style-name="P41">Pr. unitario</text:p>
          </table:table-cell>
          <table:table-cell table:style-name="Table2.A1" office:value-type="string">
            <text:p text:style-name="P41">Sconto</text:p>
          </table:table-cell>
          <table:table-cell table:style-name="Table2.A1" office:value-type="string">
            <text:p text:style-name="P40">I.V.A.</text:p>
          </table:table-cell>
          <table:table-cell table:style-name="Table2.H1" office:value-type="string">
            <text:p text:style-name="P40">Totale</text:p>
          </table:table-cell>
        </table:table-row>
      </table:table>
      <text:p text:style-name="P44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0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/text:p>
      <text:p text:style-name="P53"><text:placeholder text:placeholder-type="text">&lt;/for&gt;</text:placeholder></text:p>
      <text:p text:style-name="P52"><text:placeholder text:placeholder-type="text">&lt;o.comment or ''&gt;</text:placeholder></text:p>
      <text:p text:style-name="P5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6" style:family="paragraph" style:parent-style-name="Standard">
      <style:text-properties fo:font-size="6pt" style:font-size-asian="5.25pt" style:font-size-complex="6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letter-spacing="-0.007cm"/>
    </style:style>
    <style:style style:name="M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span text:style-name="MT11"><text:text-input text:description="&lt;for each=&quot;move_line in o.move_id.line_id&quot;&gt;">for</text:text-input></text:span></text:p>
              <text:p text:style-name="MP32"><text:text-input text:description="&lt;if test=&quot;move_line.date_maturity&quot;&gt;">IF2</text:text-input></text:p>
              <text:p text:style-name="MP33"><text:span text:style-name="MT12"><text:text-input text:description="&lt;formatLang(move_line.date_maturity,date='true')&gt;">$4400</text:text-input></text:span><text:span text:style-name="MT12"> - </text:span><text:span text:style-name="MT13"><text:placeholder text:placeholder-type="text">&lt;o.currency_id.symbol or ''&gt;</text:placeholder></text:span><text:span text:style-name="MT13"> </text:span><text:span text:style-name="MT12"><text:text-input text:description="&lt;formatLang(move_line.debit)&gt;">$4400</text:text-input></text:span></text:p>
              <text:p text:style-name="MP34"><text:span text:style-name="MT12"><text:text-input text:description="&lt;/if&gt;">end if</text:text-input></text:span><text:span text:style-name="MT12"> </text:span></text:p>
              <text:p text:style-name="MP35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6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7"/>
              <text:p text:style-name="MP3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9">Ai sensi del D.Lgs. 196/2003 Vi informiamo che i Vs. dati saranno utilizzati esclusivamente per i fini connessi ai rapporti commerciali tra di noi in essere. </text:p>
              <text:p text:style-name="MP3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0:17:49.653000000</dc:date>
    <meta:editing-duration>P1DT5H13M56S</meta:editing-duration>
    <meta:editing-cycles>198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45" meta:character-count="3112" meta:non-whitespace-character-count="2847"/>
  </office:meta>
</office:document-meta>
</file>